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n>4.</mn>
            <mi mathvariant="italic">Encontre</mi>
            <mi>a</mi>
            <mi mathvariant="italic">resposta</mi>
            <mi mathvariant="italic">total</mi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  <mi>,</mi>
          </mrow>
        </mtd>
      </mtr>
      <mtr>
        <mtd>
          <mrow>
            <mi>a</mi>
            <mi mathvariant="italic">resposta</mi>
            <mi mathvariant="italic">ao</mi>
            <mi mathvariant="italic">estado</mi>
            <mi mathvariant="italic">nulo</mi>
            <mi mathvariant="italic">ye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>
            <mi>e</mi>
            <mi>a</mi>
            <mi mathvariant="italic">resposta</mi>
            <mi mathvariant="italic">de</mi>
            <mi mathvariant="italic">entrada</mi>
            <mi mathvariant="italic">zero</mi>
            <mi>y</mi>
            <mn>0</mn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>
            <mi mathvariant="italic">dos</mi>
            <mi mathvariant="italic">sistemas</mi>
            <mi mathvariant="italic">descritos</mi>
            <mi mathvariant="italic">pelas</mi>
            <mi mathvariant="italic">seguintes</mi>
            <mi mathvariant="italic">equações</mi>
            <mi mathvariant="italic">diferenciais</mi>
            <mi mathvariant="normal">:</mi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i>a</mi>
              </mrow>
              <mo fence="true" form="postfix" stretchy="false">)</mo>
            </mrow>
            <mspace width="2em"/>
            <mrow>
              <mo fence="true" form="prefix" stretchy="false">(</mo>
              <mrow>
                <mrow>
                  <mrow>
                    <msup>
                      <mi>D</mi>
                      <mn>2</mn>
                    </msup>
                    <mo stretchy="false">+</mo>
                    <mn>5</mn>
                  </mrow>
                  <mrow>
                    <mi>D</mi>
                    <mo stretchy="false">+</mo>
                    <mn>6</mn>
                  </mrow>
                </mrow>
              </mrow>
              <mo fence="true" form="postfix" stretchy="false">)</mo>
            </mrow>
            <mi>y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D</mi>
                    <mo stretchy="false">+</mo>
                    <mn>1</mn>
                  </mrow>
                </mrow>
                <mo fence="true" form="postfix" stretchy="false">)</mo>
              </mrow>
            </mrow>
            <mi>x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>
            <mi mathvariant="italic">para</mi>
            <mi>a</mi>
            <mi mathvariant="italic">entrada</mi>
            <mi>x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i>e</mi>
            </mrow>
            <mi>−</mi>
            <mn>4</mn>
            <mi mathvariant="italic">tu</mi>
            <mrow>
              <mo fence="true" form="prefix" stretchy="false">(</mo>
              <mrow>
                <mi>t</mi>
              </mrow>
              <mo fence="true" form="postfix" stretchy="false">)</mo>
            </mrow>
            <mi>e</mi>
            <mi mathvariant="italic">condições</mi>
            <mi mathvariant="italic">iniciais</mi>
            <mi>y</mi>
            <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  <mo stretchy="false">=</mo>
              <mn>2</mn>
            </mrow>
            <mi>e</mi>
            <mi>y</mi>
            <mi>′</mi>
            <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  <mo stretchy="false">=</mo>
              <mn>1</mn>
            </mrow>
          </mrow>
        </mtd>
      </mtr>
      <mtr>
        <mtd>
          <mrow/>
        </mtd>
      </mtr>
      <mtr>
        <mtd>
          <mrow/>
        </mtd>
      </mtr>
      <mtr>
        <mtd>
          <mrow>
            <mi mathvariant="italic">entrada</mi>
            <mspace width="2em"/>
            <mn>0</mn>
          </mrow>
        </mtd>
      </mtr>
      <mtr>
        <mtd>
          <mrow>
            <msub>
              <mi>y</mi>
              <mn>0</mn>
            </msub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o fence="true" form="prefix" stretchy="false">(</mo>
              <mrow>
                <mrow>
                  <mrow>
                    <msup>
                      <mi>D</mi>
                      <mn>2</mn>
                    </msup>
                    <mo stretchy="false">+</mo>
                    <mn>5</mn>
                  </mrow>
                  <mrow>
                    <mi>D</mi>
                    <mo stretchy="false">+</mo>
                    <mn>6</mn>
                  </mrow>
                </mrow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frac>
            <mrow>
              <mrow>
                <mo stretchy="false">−</mo>
                <mn>5</mn>
              </mrow>
              <mrow>
                <mspace width="2em"/>
                <mo stretchy="false">+</mo>
                <mrow>
                  <mo stretchy="false">−</mo>
                  <msqrt>
                    <mn>1</mn>
                  </msqrt>
                </mrow>
              </mrow>
            </mrow>
            <mn>2</mn>
          </mfrac>
        </mtd>
      </mtr>
      <mtr>
        <mtd>
          <mrow/>
        </mtd>
      </mtr>
      <mtr>
        <mtd>
          <mrow>
            <mi>D</mi>
            <mi>'</mi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</mrow>
        </mtd>
      </mtr>
      <mtr>
        <mtd>
          <mrow>
            <mi>D</mi>
            <mi>'</mi>
            <mi>'</mi>
            <mrow>
              <mspace width="2em"/>
              <mo stretchy="false">=</mo>
              <mrow>
                <mspace width="2em"/>
                <mo stretchy="false">−</mo>
                <mn>3</mn>
              </mrow>
            </mrow>
          </mrow>
        </mtd>
      </mtr>
      <mtr>
        <mtd>
          <mrow/>
        </mtd>
      </mtr>
      <mtr>
        <mtd>
          <mrow>
            <msub>
              <mi>y</mi>
              <mn>0</mn>
            </msub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i>C</mi>
            <mrow>
              <mrow>
                <mn>1</mn>
                <mo stretchy="false">⋅</mo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i>t</mi>
                  </mrow>
                </msup>
              </mrow>
              <mo stretchy="false">+</mo>
              <mi>C</mi>
            </mrow>
            <mrow>
              <mn>2</mn>
              <mo stretchy="false">⋅</mo>
              <msup>
                <mi>e</mi>
                <mrow>
                  <mrow>
                    <mo stretchy="false">−</mo>
                    <mn>3</mn>
                  </mrow>
                  <mo stretchy="false">⋅</mo>
                  <mi>t</mi>
                </mrow>
              </msup>
            </mrow>
          </mrow>
        </mtd>
      </mtr>
      <mtr>
        <mtd>
          <mrow>
            <mn>2</mn>
            <mrow>
              <mspace width="2em"/>
              <mo stretchy="false">=</mo>
              <mspace width="2em"/>
            </mrow>
            <mi>C</mi>
            <mn>1</mn>
            <mrow>
              <mspace width="2em"/>
              <mo stretchy="false">+</mo>
              <mspace width="2em"/>
            </mrow>
            <mi>C</mi>
            <mn>2</mn>
          </mrow>
        </mtd>
      </mtr>
      <mtr>
        <mtd>
          <mrow/>
        </mtd>
      </mtr>
      <mtr>
        <mtd>
          <mrow>
            <msub>
              <mi>y</mi>
              <mn>0</mn>
            </msub>
            <mi>'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row>
                <mspace width="2em"/>
                <mo stretchy="false">−</mo>
                <mrow>
                  <mn>2</mn>
                  <mo stretchy="false">⋅</mo>
                  <mi>C</mi>
                </mrow>
              </mrow>
            </mrow>
            <mrow>
              <mrow>
                <mn>1</mn>
                <mo stretchy="false">⋅</mo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i>t</mi>
                  </mrow>
                </msup>
              </mrow>
              <mo stretchy="false">−</mo>
              <mrow>
                <mn>3</mn>
                <mo stretchy="false">⋅</mo>
                <mi>C</mi>
              </mrow>
            </mrow>
            <mrow>
              <mn>2</mn>
              <mo stretchy="false">⋅</mo>
              <msup>
                <mi>e</mi>
                <mrow>
                  <mrow>
                    <mo stretchy="false">−</mo>
                    <mn>3</mn>
                  </mrow>
                  <mo stretchy="false">⋅</mo>
                  <mi>t</mi>
                </mrow>
              </msup>
            </mrow>
          </mrow>
        </mtd>
      </mtr>
      <mtr>
        <mtd>
          <mrow>
            <mn>1</mn>
            <mrow>
              <mspace width="2em"/>
              <mo stretchy="false">=</mo>
              <mrow>
                <mspace width="2em"/>
                <mo stretchy="false">−</mo>
                <mrow>
                  <mrow>
                    <mn>2</mn>
                    <mo stretchy="false">⋅</mo>
                    <mi>C</mi>
                  </mrow>
                  <mn>1</mn>
                </mrow>
                <mo stretchy="false">−</mo>
                <mrow>
                  <mrow>
                    <mn>3</mn>
                    <mo stretchy="false">⋅</mo>
                    <mi>C</mi>
                  </mrow>
                  <mn>2</mn>
                </mrow>
              </mrow>
            </mrow>
          </mrow>
        </mtd>
      </mtr>
      <mtr>
        <mtd>
          <mrow/>
        </mtd>
      </mtr>
      <mtr>
        <mtd>
          <mrow>
            <mi>C</mi>
            <mn>1</mn>
            <mrow>
              <mspace width="2em"/>
              <mo stretchy="false">=</mo>
              <mspace width="2em"/>
            </mrow>
            <mrow>
              <mrow>
                <mn>2</mn>
                <mo stretchy="false">−</mo>
                <mi>C</mi>
              </mrow>
              <mn>2</mn>
            </mrow>
          </mrow>
        </mtd>
      </mtr>
      <mtr>
        <mtd>
          <mrow>
            <mn>1</mn>
            <mrow>
              <mspace width="2em"/>
              <mo stretchy="false">=</mo>
              <mrow>
                <mspace width="2em"/>
                <mo stretchy="false">−</mo>
                <mrow>
                  <mn>2</mn>
                  <mo stretchy="false">⋅</mo>
                  <mrow>
                    <mo fence="true" form="prefix" stretchy="true">(</mo>
                    <mrow>
                      <mrow>
                        <mrow>
                          <mn>2</mn>
                          <mo stretchy="false">−</mo>
                          <mi>C</mi>
                        </mrow>
                        <mn>2</mn>
                      </mrow>
                    </mrow>
                    <mo fence="true" form="postfix" stretchy="true">)</mo>
                  </mrow>
                </mrow>
                <mo stretchy="false">−</mo>
                <mrow>
                  <mn>3</mn>
                  <mo stretchy="false">⋅</mo>
                  <mi>C</mi>
                </mrow>
              </mrow>
            </mrow>
            <mn>2</mn>
          </mrow>
        </mtd>
      </mtr>
      <mtr>
        <mtd>
          <mrow>
            <mn>1</mn>
            <mo stretchy="false">=</mo>
            <mrow>
              <mrow>
                <mspace width="2em"/>
                <mo stretchy="false">−</mo>
                <mn>4</mn>
                <mo stretchy="false">−</mo>
                <mi>C</mi>
              </mrow>
              <mn>2</mn>
            </mrow>
          </mrow>
        </mtd>
      </mtr>
      <mtr>
        <mtd>
          <mrow>
            <mi>C</mi>
            <mn>2</mn>
            <mrow>
              <mspace width="2em"/>
              <mo stretchy="false">=</mo>
              <mrow>
                <mspace width="2em"/>
                <mo stretchy="false">−</mo>
                <mn>5</mn>
              </mrow>
            </mrow>
          </mrow>
        </mtd>
      </mtr>
      <mtr>
        <mtd>
          <mrow>
            <mi>C</mi>
            <mn>1</mn>
            <mrow>
              <mspace width="2em"/>
              <mo stretchy="false">=</mo>
              <mspace width="2em"/>
            </mrow>
            <mn>7</mn>
          </mrow>
        </mtd>
      </mtr>
      <mtr>
        <mtd>
          <mrow/>
        </mtd>
      </mtr>
      <mtr>
        <mtd>
          <mrow>
            <msub>
              <mi>y</mi>
              <mn>0</mn>
            </msub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row>
                      <mn>7</mn>
                      <mo stretchy="false">⋅</mo>
                      <msup>
                        <mi>e</mi>
                        <mrow>
                          <mrow>
                            <mo stretchy="false">−</mo>
                            <mn>2</mn>
                          </mrow>
                          <mo stretchy="false">⋅</mo>
                          <mi>t</mi>
                        </mrow>
                      </msup>
                    </mrow>
                    <mo stretchy="false">−</mo>
                    <mrow>
                      <mn>5</mn>
                      <mo stretchy="false">⋅</mo>
                      <msup>
                        <mi>e</mi>
                        <mrow>
                          <mrow>
                            <mo stretchy="false">−</mo>
                            <mn>3</mn>
                          </mrow>
                          <mo stretchy="false">⋅</mo>
                          <mi>t</mi>
                        </mrow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 mathvariant="italic">entrada</mi>
            <mspace width="2em"/>
            <mi mathvariant="italic">nula</mi>
          </mrow>
        </mtd>
      </mtr>
      <mtr>
        <mtd>
          <mrow/>
        </mtd>
      </mtr>
      <mtr>
        <mtd>
          <mrow>
            <mi>y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true">(</mo>
                  <mrow>
                    <mfrac>
                      <mn>1</mn>
                      <mrow>
                        <mi>s</mi>
                        <mo stretchy="false">+</mo>
                        <mn>4</mn>
                      </mrow>
                    </mfrac>
                  </mrow>
                  <mo fence="true" form="postfix" stretchy="true">)</mo>
                </mrow>
                <mo stretchy="false">⋅</mo>
                <mrow>
                  <mo fence="true" form="prefix" stretchy="true">(</mo>
                  <mrow>
                    <mfrac>
                      <mn>1</mn>
                      <mrow>
                        <mi>s</mi>
                        <mo stretchy="false">+</mo>
                        <mn>2</mn>
                      </mrow>
                    </mfrac>
                  </mrow>
                  <mo fence="true" form="postfix" stretchy="true">)</mo>
                </mrow>
                <mo stretchy="false">⋅</mo>
                <mrow>
                  <mo fence="true" form="prefix" stretchy="true">(</mo>
                  <mrow>
                    <mfrac>
                      <mn>1</mn>
                      <mrow>
                        <mi>s</mi>
                        <mo stretchy="false">+</mo>
                        <mn>3</mn>
                      </mrow>
                    </mfrac>
                  </mrow>
                  <mo fence="true" form="postfix" stretchy="true">)</mo>
                </mrow>
              </mrow>
            </mrow>
          </mrow>
        </mtd>
      </mtr>
      <mtr>
        <mtd>
          <mrow/>
        </mtd>
      </mtr>
      <mtr>
        <mtd>
          <mrow>
            <mrow>
              <mi>s</mi>
              <mo stretchy="false">+</mo>
              <mn>1</mn>
            </mrow>
            <mrow>
              <mspace width="2em"/>
              <mo stretchy="false">=</mo>
              <mspace width="2em"/>
            </mrow>
            <mi>A</mi>
            <mrow>
              <mo fence="true" form="prefix" stretchy="true">(</mo>
              <mrow>
                <mrow>
                  <msub>
                    <mi>s</mi>
                    <mrow/>
                  </msub>
                  <mo stretchy="false">+</mo>
                  <mn>3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s</mi>
                  <mo stretchy="false">+</mo>
                  <mn>4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i>B</mi>
            <mrow>
              <mo fence="true" form="prefix" stretchy="true">(</mo>
              <mrow>
                <mrow>
                  <mi>s</mi>
                  <mo stretchy="false">+</mo>
                  <mn>2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s</mi>
                  <mo stretchy="false">+</mo>
                  <mn>4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i>C</mi>
            <mrow>
              <mo fence="true" form="prefix" stretchy="true">(</mo>
              <mrow>
                <mrow>
                  <mi>s</mi>
                  <mo stretchy="false">+</mo>
                  <mn>2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s</mi>
            <mrow>
              <mspace width="2em"/>
              <mo stretchy="false">=</mo>
              <mrow>
                <mspace width="2em"/>
                <mo stretchy="false">−</mo>
                <mn>3</mn>
              </mrow>
            </mrow>
          </mrow>
        </mtd>
      </mtr>
      <mtr>
        <mtd>
          <mrow/>
        </mtd>
      </mtr>
      <mtr>
        <mtd>
          <mrow>
            <mrow>
              <mo stretchy="false">−</mo>
              <mn>2</mn>
            </mrow>
            <mrow>
              <mspace width="2em"/>
              <mo stretchy="false">=</mo>
              <mi>B</mi>
            </mrow>
            <mrow>
              <mo fence="true" form="prefix" stretchy="true">(</mo>
              <mrow>
                <mrow>
                  <mo stretchy="false">−</mo>
                  <mn>1</mn>
                </mrow>
              </mrow>
              <mo fence="true" form="postfix" stretchy="true">)</mo>
            </mrow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n>2</mn>
          </mrow>
        </mtd>
      </mtr>
      <mtr>
        <mtd>
          <mrow/>
        </mtd>
      </mtr>
      <mtr>
        <mtd>
          <mrow>
            <mi>s</mi>
            <mrow>
              <mspace width="2em"/>
              <mo stretchy="false">=</mo>
              <mrow>
                <mspace width="2em"/>
                <mo stretchy="false">−</mo>
                <mn>4</mn>
              </mrow>
            </mrow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space width="2em"/>
              <mo stretchy="false">=</mo>
              <mspace width="2em"/>
            </mrow>
            <mspace width="2em"/>
            <mi>C</mi>
            <mrow>
              <mo fence="true" form="prefix" stretchy="true">(</mo>
              <mrow>
                <mrow>
                  <mo stretchy="false">−</mo>
                  <mn>2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o stretchy="false">−</mo>
                  <mn>1</mn>
                </mrow>
              </mrow>
              <mo fence="true" form="postfix" stretchy="true">)</mo>
            </mrow>
          </mrow>
        </mtd>
      </mtr>
      <mtr>
        <mtd>
          <mrow>
            <mi>C</mi>
            <mrow>
              <mspace width="2em"/>
              <mo stretchy="false">=</mo>
              <mrow>
                <mspace width="2em"/>
                <mo stretchy="false">−</mo>
                <mfrac>
                  <mn>3</mn>
                  <mn>2</mn>
                </mfrac>
              </mrow>
            </mrow>
          </mrow>
        </mtd>
      </mtr>
      <mtr>
        <mtd>
          <mrow/>
        </mtd>
      </mtr>
      <mtr>
        <mtd>
          <mrow>
            <mi>s</mi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</mrow>
        </mtd>
      </mtr>
      <mtr>
        <mtd>
          <mrow/>
        </mtd>
      </mtr>
      <mtr>
        <mtd>
          <mrow>
            <mrow>
              <mrow>
                <mo stretchy="false">−</mo>
                <mi mathvariant="normal">1</mi>
              </mrow>
              <mo stretchy="false">=</mo>
              <mspace width="2em"/>
            </mrow>
            <mi>A</mi>
            <mrow>
              <mo fence="true" form="prefix" stretchy="true">(</mo>
              <mrow>
                <mrow>
                  <mi mathvariant="normal">1</mi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 mathvariant="normal">2</mi>
                </mrow>
              </mrow>
              <mo fence="true" form="postfix" stretchy="true">)</mo>
            </mrow>
          </mrow>
        </mtd>
      </mtr>
      <mtr>
        <mtd>
          <mrow>
            <mi>A</mi>
            <mrow>
              <mspace width="2em"/>
              <mo stretchy="false">=</mo>
              <mspace width="2em"/>
              <mo stretchy="false">−</mo>
              <mfrac>
                <mrow>
                  <mi mathvariant="normal">1</mi>
                </mrow>
                <mrow>
                  <mi mathvariant="normal">2</mi>
                </mrow>
              </mfrac>
            </mrow>
          </mrow>
        </mtd>
      </mtr>
      <mtr>
        <mtd>
          <mrow/>
        </mtd>
      </mtr>
      <mtr>
        <mtd>
          <mrow>
            <mrow>
              <mrow>
                <mo stretchy="false">−</mo>
                <mfrac>
                  <mrow>
                    <mi mathvariant="normal">1</mi>
                  </mrow>
                  <mrow>
                    <mi mathvariant="normal">2</mi>
                  </mrow>
                </mfrac>
              </mrow>
              <mo stretchy="false">⋅</mo>
              <mrow>
                <mo fence="true" form="prefix" stretchy="true">(</mo>
                <mrow>
                  <mrow>
                    <mfrac>
                      <mrow>
                        <mi mathvariant="normal">1</mi>
                      </mrow>
                      <mrow>
                        <mrow>
                          <mi>s</mi>
                          <mo stretchy="false">+</mo>
                          <mi mathvariant="normal">2</mi>
                        </mrow>
                      </mrow>
                    </mfrac>
                  </mrow>
                </mrow>
                <mo fence="true" form="postfix" stretchy="true">)</mo>
              </mrow>
              <mo stretchy="false">+</mo>
              <mi mathvariant="normal">2</mi>
              <mo stretchy="false">⋅</mo>
              <mrow>
                <mo fence="true" form="prefix" stretchy="true">(</mo>
                <mrow>
                  <mrow>
                    <mfrac>
                      <mrow>
                        <mi mathvariant="normal">1</mi>
                      </mrow>
                      <mrow>
                        <mrow>
                          <mi>s</mi>
                          <mo stretchy="false">+</mo>
                          <mi mathvariant="normal">3</mi>
                        </mrow>
                      </mrow>
                    </mfrac>
                  </mrow>
                </mrow>
                <mo fence="true" form="postfix" stretchy="true">)</mo>
              </mrow>
              <mo stretchy="false">−</mo>
              <mfrac>
                <mrow>
                  <mi mathvariant="normal">3</mi>
                </mrow>
                <mrow>
                  <mi mathvariant="normal">2</mi>
                </mrow>
              </mfrac>
              <mo stretchy="false">⋅</mo>
              <mrow>
                <mo fence="true" form="prefix" stretchy="true">(</mo>
                <mrow>
                  <mrow>
                    <mfrac>
                      <mrow>
                        <mi mathvariant="normal">1</mi>
                      </mrow>
                      <mrow>
                        <mrow>
                          <mi>s</mi>
                          <mo stretchy="false">+</mo>
                          <mi mathvariant="normal">4</mi>
                        </mrow>
                      </mrow>
                    </mfrac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sub>
              <mi>y</mi>
              <mrow>
                <mi>e</mi>
              </mrow>
            </msub>
            <mrow>
              <mo fence="true" form="prefix" stretchy="true">(</mo>
              <mrow>
                <mrow>
                  <mi>t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row>
                      <mrow>
                        <mo stretchy="false">−</mo>
                        <mfrac>
                          <mrow>
                            <mi mathvariant="normal">1</mi>
                          </mrow>
                          <mrow>
                            <mi mathvariant="normal">2</mi>
                          </mrow>
                        </mfrac>
                      </mrow>
                      <mo stretchy="false">⋅</mo>
                      <msup>
                        <mi>e</mi>
                        <mrow>
                          <mrow>
                            <mrow>
                              <mo stretchy="false">−</mo>
                              <mi mathvariant="normal">2</mi>
                            </mrow>
                            <mo stretchy="false">⋅</mo>
                            <mi>t</mi>
                          </mrow>
                        </mrow>
                      </msup>
                      <mo stretchy="false">+</mo>
                      <mi mathvariant="normal">2</mi>
                      <mo stretchy="false">⋅</mo>
                      <msup>
                        <mi>e</mi>
                        <mrow>
                          <mrow>
                            <mrow>
                              <mo stretchy="false">−</mo>
                              <mi mathvariant="normal">3</mi>
                            </mrow>
                            <mo stretchy="false">⋅</mo>
                            <mi>t</mi>
                          </mrow>
                        </mrow>
                      </msup>
                      <mo stretchy="false">−</mo>
                      <mfrac>
                        <mrow>
                          <mi mathvariant="normal">3</mi>
                        </mrow>
                        <mrow>
                          <mi mathvariant="normal">2</mi>
                        </mrow>
                      </mfrac>
                      <mo stretchy="false">⋅</mo>
                      <msup>
                        <mi>e</mi>
                        <mrow>
                          <mrow>
                            <mrow>
                              <mo stretchy="false">−</mo>
                              <mi mathvariant="normal">4</mi>
                            </mrow>
                            <mo stretchy="false">⋅</mo>
                            <mi>t</mi>
                          </mrow>
                        </mrow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(</mo>
              <mrow>
                <mrow>
                  <mi>t</mi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(</mo>
              <mrow>
                <mrow>
                  <mi>t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sub>
              <mi>y</mi>
              <mrow>
                <mi mathvariant="normal">0</mi>
              </mrow>
            </msub>
            <mrow>
              <mrow>
                <mo fence="true" form="prefix" stretchy="true">(</mo>
                <mrow>
                  <mrow>
                    <mi>t</mi>
                  </mrow>
                </mrow>
                <mo fence="true" form="postfix" stretchy="true">)</mo>
              </mrow>
              <mo stretchy="false">+</mo>
              <msub>
                <mi>y</mi>
                <mrow>
                  <mi>e</mi>
                </mrow>
              </msub>
            </mrow>
            <mrow>
              <mo fence="true" form="prefix" stretchy="true">(</mo>
              <mrow>
                <mrow>
                  <mi>t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row>
                      <mn>7</mn>
                      <mo stretchy="false">⋅</mo>
                      <msup>
                        <mi>e</mi>
                        <mrow>
                          <mrow>
                            <mo stretchy="false">−</mo>
                            <mn>2</mn>
                          </mrow>
                          <mo stretchy="false">⋅</mo>
                          <mi>t</mi>
                        </mrow>
                      </msup>
                    </mrow>
                    <mo stretchy="false">−</mo>
                    <mrow>
                      <mn>5</mn>
                      <mo stretchy="false">⋅</mo>
                      <msup>
                        <mi>e</mi>
                        <mrow>
                          <mrow>
                            <mo stretchy="false">−</mo>
                            <mn>3</mn>
                          </mrow>
                          <mo stretchy="false">⋅</mo>
                          <mi>t</mi>
                        </mrow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row>
                <mo fence="true" form="prefix" stretchy="true">(</mo>
                <mrow>
                  <mrow>
                    <mrow>
                      <mrow>
                        <mo stretchy="false">−</mo>
                        <mfrac>
                          <mn>1</mn>
                          <mn>2</mn>
                        </mfrac>
                      </mrow>
                      <mo stretchy="false">⋅</mo>
                      <msup>
                        <mi>e</mi>
                        <mrow>
                          <mrow>
                            <mo stretchy="false">−</mo>
                            <mn>2</mn>
                          </mrow>
                          <mo stretchy="false">⋅</mo>
                          <mi>t</mi>
                        </mrow>
                      </msup>
                    </mrow>
                    <mo stretchy="false">+</mo>
                    <mrow>
                      <mn>2</mn>
                      <mo stretchy="false">⋅</mo>
                      <msup>
                        <mi>e</mi>
                        <mrow>
                          <mrow>
                            <mo stretchy="false">−</mo>
                            <mn>3</mn>
                          </mrow>
                          <mo stretchy="false">⋅</mo>
                          <mi>t</mi>
                        </mrow>
                      </msup>
                    </mrow>
                    <mo stretchy="false">−</mo>
                    <mrow>
                      <mfrac>
                        <mn>3</mn>
                        <mn>2</mn>
                      </mfrac>
                      <mo stretchy="false">⋅</mo>
                      <msup>
                        <mi>e</mi>
                        <mrow>
                          <mrow>
                            <mo stretchy="false">−</mo>
                            <mn>4</mn>
                          </mrow>
                          <mo stretchy="false">⋅</mo>
                          <mi>t</mi>
                        </mrow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(</mo>
              <mrow>
                <mrow>
                  <mi>t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row>
                      <mfrac>
                        <mrow>
                          <mi>13</mi>
                        </mrow>
                        <mrow>
                          <mi mathvariant="normal">2</mi>
                        </mrow>
                      </mfrac>
                      <mo stretchy="false">⋅</mo>
                      <msup>
                        <mi>e</mi>
                        <mrow>
                          <mrow>
                            <mrow>
                              <mo stretchy="false">−</mo>
                              <mi mathvariant="normal">2</mi>
                            </mrow>
                            <mo stretchy="false">⋅</mo>
                            <mi>t</mi>
                          </mrow>
                        </mrow>
                      </msup>
                      <mo stretchy="false">−</mo>
                      <mi mathvariant="normal">3</mi>
                      <mo stretchy="false">⋅</mo>
                      <msup>
                        <mi>e</mi>
                        <mrow>
                          <mrow>
                            <mrow>
                              <mo stretchy="false">−</mo>
                              <mi mathvariant="normal">3</mi>
                            </mrow>
                            <mo stretchy="false">⋅</mo>
                            <mi>t</mi>
                          </mrow>
                        </mrow>
                      </msup>
                      <mo stretchy="false">−</mo>
                      <mfrac>
                        <mn>3</mn>
                        <mn>2</mn>
                      </mfrac>
                      <mo stretchy="false">⋅</mo>
                      <msup>
                        <mi>e</mi>
                        <mrow>
                          <mrow>
                            <mo stretchy="false">−</mo>
                            <mn>4</mn>
                          </mrow>
                          <mo stretchy="false">⋅</mo>
                          <mi>t</mi>
                        </mrow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(</mo>
              <mrow>
                <mrow>
                  <mi>t</mi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{ 4. Encontre a resposta total y ( t ) , } newline { a resposta ao estado nulo ye ( t ) } newline { e a resposta de entrada zero y 0 ( t ) } newline { dos sistemas descritos pelas seguintes equações diferenciais : } newline { } newline { ( a ) ~ ( { { D ^ 2 + 5 } { D + 6 } } ) y { ( t ) = ( { D + 1 } ) } x ( t ) } newline { para a entrada x { ( t ) = e } − 4 tu ( t ) e condições iniciais y { ( 0 ) = 2 } e y ′ { ( 0 ) = 1 } } newline { } newline { } newline { entrada ~ 0 } newline { y _ 0 left ( t right ) { ~ = ~ } ( { { D ^ 2 + 5 } { D + 6 } } ) { ~ = ~ } 0 } newline { } newline { { - 5 { ~ + - sqrt 1 } } over 2 } newline { } newline { D ' { ~ = { ~ - 2 } } } newline { D ' ' { ~ = { ~ - 3 } } } newline { } newline { y _ 0 left ( t right ) { ~ = ~ } C { { 1 cdot e ^ { - 2 cdot t } } + C } { 2 cdot e ^ { - 3 cdot t } } } newline { 2 { ~ = ~ } C 1 { ~ + ~ } C 2 } newline { } newline { y _ 0 ' left ( t right ) { ~ = { ~ - { 2 cdot C } } } { { 1 cdot e ^ { - 2 cdot t } } - { 3 cdot C } } { 2 cdot e ^ { - 3 cdot t } } } newline { 1 { ~ = { { ~ - { { 2 cdot C } 1 } } - { { 3 cdot C } 2 } } } } newline { } newline { C 1 { ~ = ~ } { { 2 - C } 2 } } newline { 1 { ~ = { { ~ - { 2 cdot left ( { { 2 - C } 2 } right ) } } - { 3 cdot C } } } 2 } newline { 1 = { { { ~ - 4 } - C } 2 } } newline { C 2 { ~ = { ~ - 5 } } } newline { C 1 { ~ = ~ } 7 } newline { } newline { y _ 0 left ( t right ) { ~ = ~ } { left ( { { 7 cdot e ^ { - 2 cdot t } } - { 5 cdot e ^ { - 3 cdot t } } } right ) cdot u } left ( t right ) } newline { } newline { entrada ~ nula } newline { } newline { y { ( s ) = { { { ( { s + 1 } ) cdot left ( { 1 over { s + 4 } } right ) } cdot left ( { 1 over { s + 2 } } right ) } cdot left ( { 1 over { s + 3 } } right ) } } } newline { } newline { { s + 1 } { ~ = ~ } A left ( { s _ { } + 3 } right ) left ( { s + 4 } right ) { ~ + ~ } B left ( { s + 2 } right ) left ( { s + 4 } right ) { ~ + ~ } C left ( { s + 2 } right ) left ( { s + 3 } right ) } newline { } newline { s { ~ = { ~ - 3 } } } newline { } newline { - 2 { ~ = B } left ( - 1 right ) } newline { B { ~ = ~ } 2 } newline { } newline { s { ~ = { ~ - 4 } } } newline { } newline { - 3 { ~ = ~ } ~ C left ( - 2 right ) left ( - 1 right ) } newline { C { ~ = { ~ - { 3 over 2 } } } } newline { } newline { s { ~ = { ~ - 2 } } } newline { } newline { { - 1 = ~ } A left ( 1 right ) left ( 2 right ) } newline { A { ~ = { ~ - { 1 over 2 } } } } newline { } newline { { { - { 1 over 2 } cdot left ( { 1 over { s + 2 } } right ) } + { 2 cdot left ( { 1 over { s + 3 } } right ) } } - { { 3 over 2 } cdot left ( { 1 over { s + 4 } } right ) } } newline { } newline { y _ e left ( t right ) { ~ = ~ } { left ( { { { - { 1 over 2 } cdot e ^ { - 2 cdot t } } + { 2 cdot e ^ { - 3 cdot t } } } - { { 3 over 2 } cdot e ^ { - 4 cdot t } } } right ) cdot u } left ( t right ) } newline { } newline { y left ( t right ) { ~ = ~ } y _ 0 { left ( t right ) + y _ e } left ( t right ) { ~ = ~ } { left ( { { 7 cdot e ^ { - 2 cdot t } } - { 5 cdot e ^ { - 3 cdot t } } } right ) cdot u } left ( t right ) { ~ + ~ } { left ( { { { - { 1 over 2 } cdot e ^ { - 2 cdot t } } + { 2 cdot e ^ { - 3 cdot t } } } - { { 3 over 2 } cdot e ^ { - 4 cdot t } } } right ) cdot u } left ( t right ) } newline { } newline { y left ( t right ) { ~ = ~ } { left ( { { { { 13 over 2 } cdot e ^ { - 2 cdot t } } - { 3 cdot e ^ { - 3 cdot t } } } - { { 3 over 2 } cdot e ^ { - 4 cdot t } } } right ) cdot u } left ( t right )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8:27:35.725000000</meta:creation-date>
    <meta:editing-duration>PT20M6S</meta:editing-duration>
    <meta:editing-cycles>5</meta:editing-cycles>
    <meta:generator>LibreOffice/24.2.3.2$Windows_X86_64 LibreOffice_project/433d9c2ded56988e8a90e6b2e771ee4e6a5ab2ba</meta:generator>
    <dc:date>2024-10-25T18:47:47.817000000</dc:date>
  </office:meta>
</office:document-meta>
</file>